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7cm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 fo:min-height="0.056cm" fo:min-width="0.763cm"/>
    </style:style>
    <style:style style:name="gr3" style:family="graphic" style:parent-style-name="standard">
      <style:graphic-properties svg:stroke-color="#000000" draw:fill-color="#94bd5e" draw:textarea-horizontal-align="justify" draw:textarea-vertical-align="middle" draw:auto-grow-height="false" fo:min-height="1.55cm" fo:min-width="3.017cm"/>
    </style:style>
    <style:style style:name="gr4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5cm"/>
    </style:style>
    <style:style style:name="gr5" style:family="graphic" style:parent-style-name="standard">
      <style:graphic-properties svg:stroke-color="#000000" draw:fill-color="#94bd5e" draw:textarea-horizontal-align="justify" draw:textarea-vertical-align="middle" draw:auto-grow-height="false" fo:min-height="0.95cm" fo:min-width="3.9cm"/>
    </style:style>
    <style:style style:name="gr6" style:family="graphic" style:parent-style-name="standard">
      <style:graphic-properties svg:stroke-color="#000000" draw:fill-color="#94bd5e" draw:textarea-horizontal-align="justify" draw:textarea-vertical-align="middle" draw:auto-grow-height="false" fo:min-height="0.65cm" fo:min-width="1.8cm"/>
    </style:style>
    <style:style style:name="gr7" style:family="graphic" style:parent-style-name="standard">
      <style:graphic-properties svg:stroke-color="#000000" draw:fill-color="#ccffff" draw:textarea-horizontal-align="justify" draw:textarea-vertical-align="middle" draw:auto-grow-height="false" fo:min-height="0.104cm" fo:min-width="0.854cm"/>
    </style:style>
    <style:style style:name="gr8" style:family="graphic" style:parent-style-name="objectwithoutfill">
      <style:graphic-properties svg:stroke-color="#000000" draw:marker-end="Arrow" draw:marker-end-width="0.3cm" draw:fill="none" draw:fill-color="#0084d1" draw:textarea-vertical-align="middle"/>
    </style:style>
    <style:style style:name="gr9" style:family="graphic" style:parent-style-name="standard">
      <style:graphic-properties svg:stroke-color="#000000" draw:marker-start="Arrow" draw:marker-start-width="0.3cm" draw:fill-color="#0084d1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draw:stroke="none" svg:stroke-color="#000000" draw:fill="none" draw:fill-color="#ffffff" fo:min-height="0.315cm"/>
    </style:style>
    <style:style style:name="gr12" style:family="graphic" style:parent-style-name="standard">
      <style:graphic-properties svg:stroke-color="#000000" draw:fill-color="#94bd5e" draw:textarea-horizontal-align="justify" draw:textarea-vertical-align="middle" draw:auto-grow-height="false" fo:min-height="0.98cm" fo:min-width="2.178cm"/>
    </style:style>
    <style:style style:name="gr13" style:family="graphic" style:parent-style-name="objectwithoutfill">
      <style:graphic-properties draw:fill="none" draw:fill-color="#000000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6cm" fo:min-width="0.41cm"/>
    </style:style>
    <style:style style:name="gr16" style:family="graphic" style:parent-style-name="standard">
      <style:graphic-properties draw:textarea-horizontal-align="justify" draw:textarea-vertical-align="middle" draw:auto-grow-height="false" fo:min-height="0.751cm" fo:min-width="0.829cm"/>
    </style:style>
    <style:style style:name="gr17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7cm"/>
    </style:style>
    <style:style style:name="gr18" style:family="graphic" style:parent-style-name="standard">
      <style:graphic-properties draw:textarea-horizontal-align="justify" draw:textarea-vertical-align="middle" draw:auto-grow-height="false" fo:min-height="0.451cm" fo:min-width="2.636cm"/>
    </style:style>
    <style:style style:name="gr19" style:family="graphic" style:parent-style-name="standard">
      <style:graphic-properties svg:stroke-color="#000000" draw:fill-color="#94bd5e" draw:textarea-horizontal-align="justify" draw:textarea-vertical-align="middle" draw:auto-grow-height="false" fo:min-height="0.95cm" fo:min-width="2.5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ccffff"/>
      <style:paragraph-properties fo:text-align="center"/>
      <style:text-properties fo:font-size="6pt" style:font-size-asian="18pt" style:font-size-complex="18pt"/>
    </style:style>
    <style:style style:name="P4" style:family="paragraph">
      <loext:graphic-properties draw:fill-color="#94bd5e"/>
      <style:paragraph-properties fo:text-align="center"/>
      <style:text-properties fo:font-size="6pt" style:font-size-asian="18pt" style:font-size-complex="18pt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="none" draw:fill-color="#0084d1"/>
      <style:paragraph-properties fo:text-align="center"/>
    </style:style>
    <style:style style:name="P7" style:family="paragraph">
      <loext:graphic-properties draw:fill-color="#0084d1"/>
      <style:paragraph-properties fo:text-align="center"/>
    </style:style>
    <style:style style:name="P8" style:family="paragraph">
      <loext:graphic-properties draw:fill="none" draw:fill-color="#ffffff"/>
      <style:text-properties fo:font-size="6pt" style:font-size-asian="18pt" style:font-size-complex="18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4cm" svg:height="1.037cm" svg:x="2.2cm" svg:y="1.601cm">
          <draw:text-box>
            <text:p text:style-name="P1"><text:span text:style-name="T1">Flo</text:span><text:span text:style-name="T1">wc</text:span><text:span text:style-name="T1">hart </text:span><text:span text:style-name="T1">for </text:span><text:span text:style-name="T1">fun</text:span><text:span text:style-name="T1">ctio</text:span><text:span text:style-name="T1">n to </text:span><text:span text:style-name="T2">exp</text:span><text:span text:style-name="T2">ort </text:span><text:span text:style-name="T2">pu</text:span><text:span text:style-name="T2">blic </text:span><text:span text:style-name="T2">key</text:span><text:span text:style-name="T2">s</text:span><text:span text:style-name="T1"> in </text:span><text:span text:style-name="T2">enc</text:span><text:span text:style-name="T2">ryp</text:span><text:span text:style-name="T2">tio</text:span><text:span text:style-name="T2">n_s</text:span><text:span text:style-name="T2">ervi</text:span><text:span text:style-name="T2">ces</text:span><text:span text:style-name="T1"> </text:span><text:span text:style-name="T1">pro</text:span><text:span text:style-name="T1">gra</text:span><text:span text:style-name="T1">m</text:span></text:p>
          </draw:text-box>
        </draw:frame>
        <draw:custom-shape draw:style-name="gr2" draw:text-style-name="P3" draw:layer="layout" svg:width="1.399cm" svg:height="0.432cm" svg:x="3.881cm" svg:y="4.101cm">
          <text:p text:style-name="P1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layer="layout" svg:width="5.781cm" svg:height="1.8cm" svg:x="1.7cm" svg:y="6.133cm">
          <text:p text:style-name="P1"><text:span text:style-name="T3">FU</text:span><text:span text:style-name="T3">NC</text:span><text:span text:style-name="T3">TIO</text:span><text:span text:style-name="T3">N </text:span><text:span text:style-name="T3">INP</text:span><text:span text:style-name="T3">UT:</text:span></text:p>
          <text:p text:style-name="P1"><text:span text:style-name="T3">Pat</text:span><text:span text:style-name="T3">h to </text:span><text:span text:style-name="T3">syn</text:span><text:span text:style-name="T3">chr</text:span><text:span text:style-name="T3">onis</text:span><text:span text:style-name="T3">ed </text:span><text:span text:style-name="T3">dire</text:span><text:span text:style-name="T3">ctor</text:span><text:span text:style-name="T3">ys’ </text:span></text:p>
          <text:p text:style-name="P1"><text:span text:style-name="T3">publ</text:span><text:span text:style-name="T3">ic </text:span><text:span text:style-name="T3">key</text:span><text:span text:style-name="T3">s </text:span><text:span text:style-name="T3">outg</text:span><text:span text:style-name="T3">oing </text:span><text:span text:style-name="T3">sub</text:span><text:span text:style-name="T3">dire</text:span><text:span text:style-name="T3">ctor</text:span><text:span text:style-name="T3">y</text:span></text:p>
          <text:p text:style-name="P1"><text:span text:style-name="T3">wor</text:span><text:span text:style-name="T3">king</text:span><text:span text:style-name="T3">_us</text:span><text:span text:style-name="T3">er_i</text:span><text:span text:style-name="T3">d</text:span></text:p>
          <text:p text:style-name="P1"><text:span text:style-name="T3">publ</text:span><text:span text:style-name="T3">ic_k</text:span><text:span text:style-name="T3">ey_</text:span><text:span text:style-name="T3">exp</text:span><text:span text:style-name="T3">ort_</text:span><text:span text:style-name="T3">OK</text:span><text:span text:style-name="T3">=fal</text:span><text:span text:style-name="T3">se</text:span></text:p>
          <text:p text:style-name="P1"><text:span text:style-name="T3">new</text:span><text:span text:style-name="T3">_ke</text:span><text:span text:style-name="T3">yge</text:span><text:span text:style-name="T3">n_O</text:span><text:span text:style-name="T3">K=t</text:span><text:span text:style-name="T3">r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4cm" svg:height="1.1cm" svg:x="2.581cm" svg:y="9.133cm">
          <text:p text:style-name="P1"><text:span text:style-name="T4">Test for </text:span><text:span text:style-name="T3">new_key</text:span><text:span text:style-name="T3">gen_OK</text:span><text:span text:style-name="T3">=tru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4.4cm" svg:height="1.2cm" svg:x="2.781cm" svg:y="23.833cm">
          <text:p text:style-name="P1"><text:span text:style-name="T3">public_</text:span><text:span text:style-name="T3">key_ex</text:span><text:span text:style-name="T3">port_O</text:span><text:span text:style-name="T3">K=true</text:span></text:p>
          <draw:enhanced-geometry svg:viewBox="0 0 21600 21600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3cm" svg:height="0.9cm" svg:x="13.001cm" svg:y="11.601cm">
          <text:p text:style-name="P1"><text:span text:style-name="T4">exi</text:span><text:span text:style-name="T4">t 1</text:span></text:p>
          <text:p text:style-name="P1"><text:span text:style-name="T4">ret</text:span><text:span text:style-name="T4">urn </text:span><text:span text:style-name="T4">co</text:span><text:span text:style-name="T4">ntr</text:span><text:span text:style-name="T4">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1.5cm" svg:height="0.5cm" svg:x="16.701cm" svg:y="7.201cm">
          <text:p text:style-name="P1"><text:span text:style-name="T3">Sto</text:span><text:span text:style-name="T3">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" draw:text-style-name="P6" draw:layer="layout" svg:x1="4.581cm" svg:y1="4.533cm" svg:x2="4.581cm" svg:y2="6.133cm">
          <text:p/>
        </draw:line>
        <draw:line draw:style-name="gr8" draw:text-style-name="P6" draw:layer="layout" svg:x1="4.581cm" svg:y1="7.933cm" svg:x2="4.581cm" svg:y2="9.133cm">
          <text:p/>
        </draw:line>
        <draw:line draw:style-name="gr8" draw:text-style-name="P6" draw:layer="layout" svg:x1="4.681cm" svg:y1="10.233cm" svg:x2="4.681cm" svg:y2="11.133cm">
          <text:p/>
        </draw:line>
        <draw:line draw:style-name="gr8" draw:text-style-name="P6" draw:layer="layout" svg:x1="4.781cm" svg:y1="12.833cm" svg:x2="4.781cm" svg:y2="13.833cm">
          <text:p/>
        </draw:line>
        <draw:line draw:style-name="gr8" draw:text-style-name="P6" draw:layer="layout" svg:x1="4.881cm" svg:y1="17.733cm" svg:x2="4.881cm" svg:y2="18.933cm">
          <text:p/>
        </draw:line>
        <draw:line draw:style-name="gr8" draw:text-style-name="P6" draw:layer="layout" svg:x1="4.781cm" svg:y1="14.933cm" svg:x2="4.781cm" svg:y2="15.733cm">
          <text:p/>
        </draw:line>
        <draw:line draw:style-name="gr8" draw:text-style-name="P6" draw:layer="layout" svg:x1="4.881cm" svg:y1="19.633cm" svg:x2="4.881cm" svg:y2="20.933cm">
          <text:p/>
        </draw:line>
        <draw:line draw:style-name="gr9" draw:text-style-name="P7" draw:layer="layout" svg:x1="6.981cm" svg:y1="19.333cm" svg:x2="10.281cm" svg:y2="19.333cm">
          <text:p/>
        </draw:line>
        <draw:frame draw:style-name="gr10" draw:text-style-name="P8" draw:layer="layout" svg:width="0.8cm" svg:height="0.5cm" svg:x="5.881cm" svg:y="16.033cm">
          <draw:text-box>
            <text:p><text:span text:style-name="T3">no</text:span></text:p>
          </draw:text-box>
        </draw:frame>
        <draw:frame draw:style-name="gr11" draw:text-style-name="P8" draw:layer="layout" svg:width="0.886cm" svg:height="0.565cm" svg:x="4.081cm" svg:y="17.568cm">
          <draw:text-box>
            <text:p><text:span text:style-name="T3">yes</text:span></text:p>
          </draw:text-box>
        </draw:frame>
        <draw:custom-shape draw:style-name="gr12" draw:text-style-name="P4" draw:layer="layout" svg:width="4.4cm" svg:height="1.229cm" svg:x="6.981cm" svg:y="11.433cm">
          <text:p text:style-name="P1"><text:span text:style-name="T3">PRINT </text:span><text:span text:style-name="T3">MESSA</text:span><text:span text:style-name="T3">GE</text:span></text:p>
          <text:p text:style-name="P1"><text:span text:style-name="T3">Aborting </text:span><text:span text:style-name="T3">due to </text:span><text:span text:style-name="T3">unconfir</text:span><text:span text:style-name="T3">med</text:span></text:p>
          <text:p text:style-name="P1"><text:span text:style-name="T3">new key </text:span><text:span text:style-name="T3">generatio</text:span><text:span text:style-name="T3">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8" draw:text-style-name="P6" draw:layer="layout" svg:x1="4.981cm" svg:y1="22.633cm" svg:x2="4.981cm" svg:y2="23.833cm">
          <text:p/>
        </draw:line>
        <draw:line draw:style-name="gr8" draw:text-style-name="P6" draw:layer="layout" svg:x1="6.081cm" svg:y1="16.733cm" svg:x2="8.481cm" svg:y2="16.733cm">
          <text:p/>
        </draw:line>
        <draw:line draw:style-name="gr13" draw:text-style-name="P9" draw:layer="layout" svg:x1="7.181cm" svg:y1="24.433cm" svg:x2="17.401cm" svg:y2="24.401cm">
          <text:p/>
        </draw:line>
        <draw:line draw:style-name="gr9" draw:text-style-name="P7" draw:layer="layout" svg:x1="14.231cm" svg:y1="12.501cm" svg:x2="14.201cm" svg:y2="21.101cm">
          <text:p/>
        </draw:line>
        <draw:line draw:style-name="gr8" draw:text-style-name="P6" draw:layer="layout" svg:x1="10.981cm" svg:y1="12.033cm" svg:x2="13.001cm" svg:y2="12.001cm">
          <text:p/>
        </draw:line>
        <draw:line draw:style-name="gr14" draw:text-style-name="P10" draw:layer="layout" svg:x1="10.281cm" svg:y1="19.333cm" svg:x2="10.281cm" svg:y2="17.333cm">
          <text:p/>
        </draw:line>
        <draw:frame draw:style-name="gr10" draw:text-style-name="P8" draw:layer="layout" svg:width="0.8cm" svg:height="0.5cm" svg:x="5.581cm" svg:y="21.333cm">
          <draw:text-box>
            <text:p><text:span text:style-name="T3">no</text:span></text:p>
          </draw:text-box>
        </draw:frame>
        <draw:custom-shape draw:style-name="gr15" draw:text-style-name="P1" draw:layer="layout" svg:width="1.82cm" svg:height="1.7cm" draw:transform="skewX (-0.0469493568786475) translate (3.781cm 11.133cm)">
          <text:p text:style-name="P1"><text:span text:style-name="T3">new_</text:span></text:p>
          <text:p text:style-name="P1"><text:span text:style-name="T3">keygen_</text:span><text:span text:style-name="T3">OK</text:span></text:p>
          <text:p text:style-name="P1"><text:span text:style-name="T3">==</text:span></text:p>
          <text:p text:style-name="P1"><text:span text:style-name="T3">tru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draw:layer="layout" svg:width="4cm" svg:height="1.1cm" svg:x="2.781cm" svg:y="13.833cm">
          <text:p text:style-name="P1"><text:span text:style-name="T4">get the user_id for the </text:span></text:p>
          <text:p text:style-name="P1"><text:span text:style-name="T4">newly generated keypa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2.657cm" svg:height="2.001cm" draw:transform="skewX (-0.0469493568786475) translate (3.429cm 15.732cm)">
          <text:p text:style-name="P1"><text:span text:style-name="T3">new</text:span></text:p>
          <text:p text:style-name="P1"><text:span text:style-name="T3">_keypair_user_i</text:span><text:span text:style-name="T3">d</text:span></text:p>
          <text:p text:style-name="P1"><text:span text:style-name="T3">==</text:span></text:p>
          <text:p text:style-name="P1"><text:span text:style-name="T3">working_user</text:span></text:p>
          <text:p text:style-name="P1"><text:span text:style-name="T3">_i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5" draw:layer="layout" svg:width="4.2cm" svg:height="1.1cm" svg:x="8.481cm" svg:y="16.233cm">
          <text:p text:style-name="P1"><text:span text:style-name="T4">PRI</text:span><text:span text:style-name="T4">NT </text:span><text:span text:style-name="T4">ME</text:span><text:span text:style-name="T4">SS</text:span><text:span text:style-name="T4">AG</text:span><text:span text:style-name="T4">E</text:span></text:p>
          <text:p text:style-name="P1"><text:span text:style-name="T4">“</text:span><text:span text:style-name="T4">yo</text:span><text:span text:style-name="T4">ur </text:span><text:span text:style-name="T4">uid </text:span><text:span text:style-name="T4">was </text:span><text:span text:style-name="T4">not </text:span><text:span text:style-name="T4">the </text:span><text:span text:style-name="T4">sa</text:span><text:span text:style-name="T4">me </text:span><text:span text:style-name="T4">as </text:span><text:span text:style-name="T4">new </text:span><text:span text:style-name="T4">key</text:span><text:span text:style-name="T4">s’”</text:span></text:p>
          <text:p text:style-name="P1"><text:span text:style-name="T4">wor</text:span><text:span text:style-name="T4">king</text:span><text:span text:style-name="T4">_us</text:span><text:span text:style-name="T4">er_i</text:span><text:span text:style-name="T4">d=n</text:span><text:span text:style-name="T4">ew_</text:span><text:span text:style-name="T4">key</text:span><text:span text:style-name="T4">pair</text:span><text:span text:style-name="T4">_us</text:span><text:span text:style-name="T4">er_i</text:span><text:span text:style-name="T4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0.886cm" svg:height="0.565cm" svg:x="4.081cm" svg:y="12.733cm">
          <draw:text-box>
            <text:p><text:span text:style-name="T3">yes</text:span></text:p>
          </draw:text-box>
        </draw:frame>
        <draw:frame draw:style-name="gr11" draw:text-style-name="P8" draw:layer="layout" svg:width="0.886cm" svg:height="0.565cm" svg:x="4.281cm" svg:y="22.433cm">
          <draw:text-box>
            <text:p><text:span text:style-name="T3">yes</text:span></text:p>
          </draw:text-box>
        </draw:frame>
        <draw:frame draw:style-name="gr10" draw:text-style-name="P8" draw:layer="layout" svg:width="0.8cm" svg:height="0.5cm" svg:x="5.381cm" svg:y="11.533cm">
          <draw:text-box>
            <text:p><text:span text:style-name="T3">no</text:span></text:p>
          </draw:text-box>
        </draw:frame>
        <draw:line draw:style-name="gr8" draw:text-style-name="P6" draw:layer="layout" svg:x1="5.581cm" svg:y1="11.933cm" svg:x2="7.481cm" svg:y2="11.933cm">
          <text:p/>
        </draw:line>
        <draw:line draw:style-name="gr8" draw:text-style-name="P6" draw:layer="layout" svg:x1="15.301cm" svg:y1="12.001cm" svg:x2="17.501cm" svg:y2="12.001cm">
          <text:p/>
        </draw:line>
        <draw:custom-shape draw:style-name="gr18" draw:text-style-name="P11" draw:layer="layout" svg:width="4.1cm" svg:height="0.7cm" svg:x="2.881cm" svg:y="18.933cm">
          <text:p text:style-name="P1"><text:span text:style-name="T3">issue gpg export comma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draw:layer="layout" svg:width="1.82cm" svg:height="1.7cm" draw:transform="skewX (-0.0469493568786475) translate (3.981cm 20.933cm)">
          <text:p text:style-name="P1"><text:span text:style-name="T3">return</text:span></text:p>
          <text:p text:style-name="P1"><text:span text:style-name="T3">code</text:span></text:p>
          <text:p text:style-name="P1"><text:span text:style-name="T3">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5" draw:layer="layout" svg:width="3.02cm" svg:height="1.2cm" svg:x="7.081cm" svg:y="21.133cm">
          <text:p text:style-name="P1"><text:span text:style-name="T3">public_key_export_OK=false</text:span></text:p>
          <draw:enhanced-geometry svg:viewBox="0 0 21600 21600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4.4cm" svg:height="1.229cm" svg:x="11.842cm" svg:y="21.101cm">
          <text:p text:style-name="P1"><text:span text:style-name="T3">PRINT </text:span><text:span text:style-name="T3">MESSAGE</text:span></text:p>
          <text:p text:style-name="P1"><text:span text:style-name="T3">Aborting </text:span><text:span text:style-name="T3">due to gpg</text:span></text:p>
          <text:p text:style-name="P1"><text:span text:style-name="T3">export </text:span><text:span text:style-name="T3">command </text:span><text:span text:style-name="T3">erro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9" draw:text-style-name="P7" draw:layer="layout" svg:x1="17.493cm" svg:y1="7.702cm" svg:x2="17.401cm" svg:y2="24.401cm">
          <text:p/>
        </draw:line>
        <draw:line draw:style-name="gr8" draw:text-style-name="P6" draw:layer="layout" svg:x1="5.801cm" svg:y1="21.801cm" svg:x2="7.101cm" svg:y2="21.801cm">
          <text:p/>
        </draw:line>
        <draw:line draw:style-name="gr8" draw:text-style-name="P6" draw:layer="layout" svg:x1="10.101cm" svg:y1="21.801cm" svg:x2="12.201cm" svg:y2="21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2:41:22.286179147</meta:creation-date>
    <dc:date>2019-08-04T08:53:56.050908833</dc:date>
    <meta:editing-duration>PT13H4M39S</meta:editing-duration>
    <meta:editing-cycles>21</meta:editing-cycles>
    <meta:generator>LibreOffice/6.0.7.3$Linux_X86_64 LibreOffice_project/00m0$Build-3</meta:generator>
    <meta:document-statistic meta:object-count="41"/>
  </office:meta>
</office:document-meta>
</file>